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18pt" style:text-underline-style="solid" style:text-underline-width="auto" style:text-underline-color="font-color" officeooo:rsid="001b8bf5" officeooo:paragraph-rsid="001b8bf5" style:font-size-asian="15.75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c4a80" officeooo:paragraph-rsid="001c4a80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d6123" officeooo:paragraph-rsid="001d6123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ee716" officeooo:paragraph-rsid="001ee716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1ee716" officeooo:paragraph-rsid="001ee716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1faa8a" officeooo:paragraph-rsid="001fcbe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1fcbe4" officeooo:paragraph-rsid="001fcbe4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fo:font-size="12pt" style:text-underline-style="none" officeooo:rsid="001c4a80" officeooo:paragraph-rsid="001c4a80" style:font-size-asian="10.5pt" style:font-size-complex="12pt"/>
    </style:style>
    <style:style style:name="P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text-position="0% 100%" fo:font-size="12pt" style:text-underline-style="none" officeooo:rsid="001c4a80" officeooo:paragraph-rsid="001c4a80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style:text-underline-style="none" officeooo:rsid="001c4a80" officeooo:paragraph-rsid="001c4a80" style:font-name-asian="NSimSun" style:font-size-asian="10.5pt" style:font-name-complex="Lucida Sans1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1c4a80" officeooo:paragraph-rsid="001c4a80" style:font-name-asian="Liberation Serif" style:font-size-asian="10.5pt" style:font-name-complex="Liberation Serif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1d6123" officeooo:paragraph-rsid="001d6123" style:font-name-asian="Liberation Serif" style:font-size-asian="10.5pt" style:font-name-complex="Liberation Serif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17c71" officeooo:paragraph-rsid="00217c71" style:font-name-asian="Liberation Serif" style:font-size-asian="10.5pt" style:font-name-complex="Liberation Serif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28175" officeooo:paragraph-rsid="00228175" style:font-name-asian="Liberation Serif" style:font-size-asian="10.5pt" style:font-name-complex="Liberation Serif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3fcb6" officeooo:paragraph-rsid="0023fcb6" style:font-name-asian="Liberation Serif" style:font-size-asian="10.5pt" style:font-name-complex="Liberation Serif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5c754" officeooo:paragraph-rsid="0025c754" style:font-name-asian="Liberation Serif" style:font-size-asian="10.5pt" style:font-name-complex="Liberation Serif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7d0c4" officeooo:paragraph-rsid="0027d0c4" style:font-name-asian="Liberation Serif" style:font-size-asian="10.5pt" style:font-name-complex="Liberation Serif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style:text-underline-style="none" officeooo:rsid="0029a78c" officeooo:paragraph-rsid="0029a78c" style:font-name-asian="Liberation Serif" style:font-size-asian="10.5pt" style:font-name-complex="Liberation Serif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style:font-name-asian="Liberation Serif" style:font-name-complex="Liberation Serif"/>
    </style:style>
    <style:style style:name="T3" style:family="text">
      <style:text-properties style:text-position="super 58%" officeooo:rsid="00228175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" style:font-name-asian="Liberation Serif" style:font-name-complex="Liberation Serif"/>
    </style:style>
    <style:style style:name="T6" style:family="text">
      <style:text-properties style:text-position="0% 100%" style:font-name="Liberation Serif" style:text-underline-style="none" style:font-name-asian="Liberation Serif" style:font-name-complex="Liberation Serif"/>
    </style:style>
    <style:style style:name="T7" style:family="text">
      <style:text-properties style:text-position="0% 100%" style:font-name="Liberation Serif" style:text-underline-style="none" officeooo:rsid="001ee716" style:font-name-asian="Liberation Serif" style:font-name-complex="Liberation Serif"/>
    </style:style>
    <style:style style:name="T8" style:family="text">
      <style:text-properties style:text-position="0% 100%" style:font-name="Liberation Serif1" style:font-name-asian="NSimSun" style:font-name-complex="Lucida Sans1"/>
    </style:style>
    <style:style style:name="T9" style:family="text">
      <style:text-properties style:text-position="0% 100%" style:font-name="Liberation Serif1" style:text-underline-style="solid" style:text-underline-width="auto" style:text-underline-color="font-color" style:font-name-asian="NSimSun" style:font-name-complex="Lucida Sans1"/>
    </style:style>
    <style:style style:name="T10" style:family="text">
      <style:text-properties style:text-position="sub 58%" style:font-name="Liberation Serif" style:font-name-asian="Liberation Serif" style:font-name-complex="Liberation Serif"/>
    </style:style>
    <style:style style:name="T11" style:family="text">
      <style:text-properties officeooo:rsid="00228175"/>
    </style:style>
    <style:style style:name="T12" style:family="text">
      <style:text-properties officeooo:rsid="0029a78c"/>
    </style:style>
    <style:style style:name="T13" style:family="text">
      <style:text-properties officeooo:rsid="002a4b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Calculus</text:p>
        </text:list-header>
        <text:list-item>
          <text:p text:style-name="P2">entier naturels N : 0,1,2</text:p>
        </text:list-item>
        <text:list-item>
          <text:p text:style-name="P2">entier relatifs Z : n et -N</text:p>
        </text:list-item>
        <text:list-item>
          <text:p text:style-name="P2">nombre décimaux D : « nombre a virgules »</text:p>
          <text:list>
            <text:list-item>
              <text:p text:style-name="P2">en effet:1/3 = 0,33333…</text:p>
              <text:p text:style-name="P2">on peut écrire tout rationnelle sur la gemme d’un nombre a virgule éventuellement un nb infini de chiffres </text:p>
              <text:p text:style-name="P2">il n’y a pas unité sur l’écriture</text:p>
              <text:p text:style-name="P2">par ex:0,999999999=1</text:p>
            </text:list-item>
          </text:list>
        </text:list-item>
        <text:list-item>
          <text:p text:style-name="P2">rationnel Q ensemble de tout les quotient de P sur Q</text:p>
        </text:list-item>
        <text:list-item>
          <text:p text:style-name="P2">si on veut résoudre x<text:span text:style-name="T1">2</text:span><text:span text:style-name="T4"> = 2 et que l’on connaît que Q</text:span></text:p>
          <text:p text:style-name="P2">donc connaît l’ensemble des réel, x<text:span text:style-name="T1">2</text:span><text:span text:style-name="T4">=2&lt;=&gt;x=sqrt(2)</text:span></text:p>
          <text:p text:style-name="P8"/>
        </text:list-item>
        <text:list-item>
          <text:p text:style-name="P9">sur R, il existe une relation d’ordre totale:on sait toujours comparés deux réels, soit x, y appartient R, on a x appartient y ou y appartient x</text:p>
        </text:list-item>
        <text:list-item>
          <text:p text:style-name="P2"><text:span text:style-name="T4">R</text:span><text:span text:style-name="T1">+</text:span><text:span text:style-name="T4"> = {x appartient R| x</text:span><text:span text:style-name="T5">≥</text:span><text:span text:style-name="T8">0}</text:span></text:p>
        </text:list-item>
        <text:list-item>
          <text:p text:style-name="P10">R*+ = {x appartient R | x ≤ 0}</text:p>
        </text:list-item>
        <text:list-item>
          <text:p text:style-name="P2"><text:span text:style-name="T9">quelques propriétés</text:span><text:span text:style-name="T8">:</text:span></text:p>
          <text:list>
            <text:list-item>
              <text:p text:style-name="P2"><text:span text:style-name="T8">soit x, y appartient R, x</text:span><text:span text:style-name="T5">≤</text:span><text:span text:style-name="T8">y <text:s/>et y</text:span><text:span text:style-name="T5">≤x</text:span><text:span text:style-name="T8"> &lt;=&gt; x=y</text:span></text:p>
            </text:list-item>
            <text:list-item>
              <text:p text:style-name="P2"><text:span text:style-name="T8">soit x,y,z appartient R, x=y &lt;=&gt; x+z </text:span><text:span text:style-name="T5">≤</text:span><text:span text:style-name="T8"> y+z</text:span></text:p>
            </text:list-item>
            <text:list-item>
              <text:p text:style-name="P10">soit x,x’,y,y’ appartient R, x=x’ et y=y’ alors x+x’ = y+y’</text:p>
            </text:list-item>
            <text:list-item>
              <text:p text:style-name="P10">soit x,y,z appartient R, {x appartient y et z&gt;0} =&gt; xz appartient y</text:p>
            </text:list-item>
            <text:list-item>
              <text:p text:style-name="P2"><text:span text:style-name="T8">soit x,y appartient R, x</text:span><text:span text:style-name="T5"> appartient y =&gt; -x≥-y</text:span></text:p>
            </text:list-item>
          </text:list>
        </text:list-item>
        <text:list-item>
          <text:p text:style-name="P11">rappel :</text:p>
          <text:list>
            <text:list-item>
              <text:p text:style-name="P11">‘toutes suites croissantes majoré et convergente’</text:p>
            </text:list-item>
            <text:list-item>
              <text:p text:style-name="P3"><text:span text:style-name="T5">suite majoré : il existe M&gt;0, un ensemble appartenant N, U</text:span><text:span text:style-name="T10">n</text:span><text:span text:style-name="T5"> appartenant M</text:span></text:p>
            </text:list-item>
            <text:list-item>
              <text:p text:style-name="P12">la valeur absolue soit x appartenant R, |x| ={x, si x≥0 ou -x, si x≤0}</text:p>
            </text:list-item>
            <text:list-item>
              <text:p text:style-name="P4"><text:span text:style-name="T5">soient x appartenant R et M appartenant R</text:span><text:span text:style-name="T2">+</text:span><text:span text:style-name="T5">, |x|≤M &lt;=&gt; x appartenant M et -x≤M</text:span><text:span text:style-name="T2">-</text:span></text:p>
            </text:list-item>
          </text:list>
        </text:list-item>
        <text:list-item>
          <text:p text:style-name="P5"><text:span text:style-name="T5">intégralité triangulaires</text:span><text:span text:style-name="T6">:pour tous a,b appartenant R |a+b| ≤ |a| + |b|</text:span></text:p>
        </text:list-item>
        <text:list-item>
          <text:p text:style-name="P6"><text:span text:style-name="T6">inégalité triangulaire inverse : pour a, b appartenant R </text:span><text:span text:style-name="T7"><text:s/>|a-b| </text:span><text:span text:style-name="T6">≥</text:span><text:span text:style-name="T7"> |a| - |b|</text:span></text:p>
        </text:list-item>
        <text:list-item>
          <text:p text:style-name="P7"><text:span text:style-name="T7">d</text:span><text:span text:style-name="T6">istance entre deux nombres réels d(x,y) = |x-y| </text:span></text:p>
        </text:list-item>
        <text:list-item>
          <text:p text:style-name="P13">quelques identité remarquables, n entier, n≥1 : 1+...+n</text:p>
        </text:list-item>
        <text:list-item>
          <text:p text:style-name="P14">identité remarquables soient a,b appartenant R, (a+b)<text:span text:style-name="T1">2</text:span> =a<text:span text:style-name="T1">2</text:span> +2ab +b<text:span text:style-name="T1">2, </text:span>(a-b)<text:span text:style-name="T1">2</text:span> =a<text:span text:style-name="T1">2</text:span> -2ab + b<text:span text:style-name="T1">2</text:span>, (a-b)(a+b)= a<text:span text:style-name="T1">2</text:span>-b<text:span text:style-name="T1">2</text:span> </text:p>
        </text:list-item>
        <text:list-item>
          <text:p text:style-name="P14">quelques généralisation </text:p>
          <text:list>
            <text:list-item>
              <text:p text:style-name="P14">n appartenant N a, b réels : a<text:span text:style-name="T1">n+1</text:span>-b<text:span text:style-name="T1">n+1</text:span>=(a-b)(a<text:span text:style-name="T1">n</text:span>+a<text:span text:style-name="T1">n-1</text:span>b+ a<text:span text:style-name="T1">n-2</text:span>b<text:span text:style-name="T1">2</text:span>+....+b<text:span text:style-name="T1">n</text:span>)</text:p>
            </text:list-item>
            <text:list-item>
              <text:p text:style-name="P15">en particulier : <text:span text:style-name="T11"><text:s/>a</text:span><text:span text:style-name="T1">3</text:span><text:span text:style-name="T11">-b</text:span><text:span text:style-name="T1">3</text:span><text:span text:style-name="T11">=(a-b)(a</text:span><text:span text:style-name="T1">3</text:span><text:span text:style-name="T11">+a</text:span><text:span text:style-name="T1">2</text:span><text:span text:style-name="T11">b+ ab</text:span><text:span text:style-name="T3">2</text:span><text:span text:style-name="T11">+b</text:span><text:span text:style-name="T1">3</text:span><text:span text:style-name="T11">)</text:span></text:p>
            </text:list-item>
          </text:list>
        </text:list-item>
        <text:list-item>
          <text:p text:style-name="P16">formule de Newton:soient a,b appartenant R, n appartenant N</text:p>
          <text:list>
            <text:list-header>
              <text:p text:style-name="P16">on a besoin des coefficients du binômes</text:p>
            </text:list-header>
          </text:list>
        </text:list-item>
        <text:list-item>
          <text:p text:style-name="P17">triangle de Pascal :</text:p>
          <text:list>
            <text:list-item>
              <text:p text:style-name="P18">whiteboard</text:p>
            </text:list-item>
          </text:list>
        </text:list-item>
        <text:list-item>
          <text:p text:style-name="P18">formule du binôme</text:p>
          <text:list>
            <text:list-item>
              <text:p text:style-name="P18">whitebo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8:09:34.212000000</meta:creation-date>
    <dc:date>2023-09-08T12:30:36.997000000</dc:date>
    <meta:editing-duration>PT3H56M9S</meta:editing-duration>
    <meta:editing-cycles>1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40" meta:word-count="369" meta:character-count="1886" meta:non-whitespace-character-count="1589"/>
  </office:meta>
</office:document-meta>
</file>